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6ab6" officeooo:paragraph-rsid="000c6ab6"/>
    </style:style>
    <style:style style:name="P2" style:family="paragraph" style:parent-style-name="Title">
      <style:text-properties officeooo:rsid="000c6ab6" officeooo:paragraph-rsid="000c6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ville dans tous ses états</text:p>
      <text:p text:style-name="P1"/>
      <text:p text:style-name="P1"/>
      <text:p text:style-name="P1">Abstract….</text:p>
      <text:p text:style-name="P1"/>
      <text:p text:style-name="P1">à sauvegarder dans ~/tipe/MCOT/mcot.od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1:41.760548654</meta:creation-date>
    <dc:date>2022-09-29T16:25:21.600968862</dc:date>
    <meta:editing-duration>PT3M40S</meta:editing-duration>
    <meta:editing-cycles>1</meta:editing-cycles>
    <meta:document-statistic meta:table-count="0" meta:image-count="0" meta:object-count="0" meta:page-count="1" meta:paragraph-count="3" meta:word-count="11" meta:character-count="77" meta:non-whitespace-character-count="69"/>
    <meta:generator>LibreOffice/7.3.6.2$Linux_X86_64 LibreOffice_project/30$Build-2</meta:generator>
  </office:meta>
</office:document-meta>
</file>